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55000000D20B573A43B77E3AFA.png" manifest:media-type="image/png"/>
  <manifest:file-entry manifest:full-path="Pictures/1000000100000155000000C0D29874F621F06068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456ce" officeooo:paragraph-rsid="000456c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x="0.432cm" svg:y="0cm" svg:width="9.022cm" svg:height="5.08cm" draw:z-index="0"><draw:image xlink:href="Pictures/1000000100000155000000C0D29874F621F06068.png" xlink:type="simple" xlink:show="embed" xlink:actuate="onLoad" draw:mime-type="image/png"/></draw:frame><draw:frame draw:style-name="fr1" draw:name="Imagen2" text:anchor-type="char" svg:x="0.58cm" svg:y="5.263cm" svg:width="9.022cm" svg:height="5.556cm" draw:z-index="1"><draw:image xlink:href="Pictures/1000000100000155000000D20B573A43B77E3AF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4T10:40:30.858532201</meta:creation-date>
    <dc:date>2023-11-14T11:46:38.553664026</dc:date>
    <meta:editing-duration>PT1H6M9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4.7.2$Linux_X86_64 LibreOffice_project/40$Build-2</meta:generator>
  </office:meta>
</office:document-meta>
</file>